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800000078165AD6A3AAC17644.png" manifest:media-type="image/png"/>
  <manifest:file-entry manifest:full-path="Pictures/1000020100000080000000805684A2B45836FD5B.png" manifest:media-type="image/png"/>
  <manifest:file-entry manifest:full-path="Pictures/100000000000025800000111FF1C7640AC3B7406.png" manifest:media-type="image/png"/>
  <manifest:file-entry manifest:full-path="Pictures/100002010000008F00000077CB13A2EAE956E918.png" manifest:media-type="image/png"/>
  <manifest:file-entry manifest:full-path="Pictures/1000020100000200000000D246B0CC76E3FA36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-color="#eeeeee" draw:textarea-horizontal-align="justify" draw:textarea-vertical-align="middle" draw:auto-grow-height="false" fo:min-height="16.673cm" fo:min-width="19.09cm"/>
    </style:style>
    <style:style style:name="gr2" style:family="graphic" style:parent-style-name="standard">
      <style:graphic-properties draw:fill-color="#cccccc" draw:textarea-horizontal-align="justify" draw:textarea-vertical-align="top" draw:auto-grow-height="false" fo:min-height="3.687cm" fo:min-width="17.153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417cm" fo:min-width="5.215cm"/>
    </style:style>
    <style:style style:name="gr4" style:family="graphic" style:parent-style-name="standard">
      <style:graphic-properties draw:fill-color="#66ccff" draw:textarea-horizontal-align="justify" draw:textarea-vertical-align="top" draw:auto-grow-height="false" fo:min-height="2.29cm" fo:min-width="4.707cm"/>
    </style:style>
    <style:style style:name="gr5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66ccff" draw:textarea-horizontal-align="justify" draw:textarea-vertical-align="top" draw:auto-grow-height="false" fo:min-height="2.29cm" fo:min-width="4.707cm"/>
    </style:style>
    <style:style style:name="gr7" style:family="graphic" style:parent-style-name="Object_20_with_20_no_20_fill_20_and_20_no_20_line">
      <style:graphic-properties draw:stroke="none" draw:fill="solid" draw:fill-color="#66ccff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703cm" fo:min-width="18.42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66ccff" draw:textarea-horizontal-align="justify" draw:textarea-vertical-align="top" draw:auto-grow-height="false" fo:min-height="1.816cm" fo:min-width="1.924cm"/>
    </style:style>
    <style:style style:name="gr12" style:family="graphic" style:parent-style-name="standard">
      <style:graphic-properties draw:stroke="solid" draw:stroke-dash="_32__20_Dots_20_1_20_Dash" svg:stroke-width="0.018cm" svg:stroke-color="#000000" draw:marker-start-width="0.227cm" draw:marker-end-width="0.227cm" draw:fill="solid" draw:fill-color="#66ccff" draw:textarea-horizontal-align="justify" draw:textarea-vertical-align="middle" draw:auto-grow-height="false" fo:min-height="4.054cm" fo:min-width="5.455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15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18cm"/>
    </style:style>
    <style:style style:name="gr21" style:family="graphic" style:parent-style-name="standard">
      <style:graphic-properties draw:stroke="none" draw:stroke-dash="Ultrafine_20_2_20_Dots_20_3_20_Dashes" svg:stroke-color="#000000" draw:fill-color="#eeeeee" draw:textarea-horizontal-align="justify" draw:textarea-vertical-align="middle" draw:auto-grow-height="false" fo:min-height="0.258cm" fo:min-width="19.058cm"/>
    </style:style>
    <style:style style:name="gr22" style:family="graphic" style:parent-style-name="Object_20_with_20_no_20_fill_20_and_20_no_20_line">
      <style:graphic-properties draw:stroke="none" draw:fill="none" draw:fill-color="#66ccff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ccccc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66cc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66cc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66cc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66ccff"/>
      <style:paragraph-properties fo:text-align="center"/>
      <style:text-properties style:text-position="0% 100%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eeeeee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66ccff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6.92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653cm" svg:height="3.937cm" svg:x="1.889cm" svg:y="13.573cm">
          <text:p text:style-name="P2"><text:span text:style-name="T1">Validation poo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2.667cm" svg:x="11.16cm" svg:y="8.366cm">
          <text:p text:style-name="P4"><text:span text:style-name="T2">Woken/Workflow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5.207cm" svg:height="2.54cm" draw:transform="skewX (-0.00628318530717959) translate (8.223cm 14.589cm)">
            <text:p text:style-name="P4"><text:span text:style-name="T3">Woken/Vali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853cm" svg:height="1.537cm" draw:transform="skewX (-0.00593411945678072) translate (8.28cm 15.478cm)">
            <draw:image xlink:href="Pictures/100002010000008F00000077CB13A2EAE956E918.png" xlink:type="simple" xlink:show="embed" xlink:actuate="onLoad">
              <text:p/>
            </draw:image>
          </draw:frame>
          <draw:frame draw:style-name="gr5" draw:text-style-name="P7" draw:layer="layout" svg:width="2.674cm" svg:height="1.097cm" draw:transform="skewX (-0.00645771823237902) translate (10.644cm 15.986cm)">
            <draw:image xlink:href="Pictures/1000020100000200000000D246B0CC76E3FA362E.png" xlink:type="simple" xlink:show="embed" xlink:actuate="onLoad">
              <text:p/>
            </draw:image>
          </draw:frame>
        </draw:g>
        <draw:g>
          <draw:custom-shape draw:style-name="gr4" draw:text-style-name="P6" draw:layer="layout" svg:width="5.207cm" svg:height="2.54cm" draw:transform="skewX (-0.00628318530717959) translate (13.811cm 14.589cm)">
            <text:p text:style-name="P4"><text:span text:style-name="T3">Woken/Vali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853cm" svg:height="1.537cm" draw:transform="skewX (-0.00593411945678072) translate (13.868cm 15.478cm)">
            <draw:image xlink:href="Pictures/100002010000008F00000077CB13A2EAE956E918.png" xlink:type="simple" xlink:show="embed" xlink:actuate="onLoad">
              <text:p/>
            </draw:image>
          </draw:frame>
          <draw:frame draw:style-name="gr5" draw:text-style-name="P7" draw:layer="layout" svg:width="2.674cm" svg:height="1.097cm" draw:transform="skewX (-0.00645771823237902) translate (16.232cm 15.986cm)">
            <draw:image xlink:href="Pictures/1000020100000200000000D246B0CC76E3FA362E.png" xlink:type="simple" xlink:show="embed" xlink:actuate="onLoad">
              <text:p/>
            </draw:image>
          </draw:frame>
        </draw:g>
        <draw:custom-shape draw:style-name="gr6" draw:text-style-name="P8" draw:layer="layout" svg:width="5.207cm" svg:height="2.54cm" draw:transform="skewX (-0.00628318530717959) translate (2.651cm 14.589cm)">
          <text:p text:style-name="P4"><text:span text:style-name="T3">Woken/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.853cm" svg:height="1.537cm" draw:transform="skewX (-0.00593411945678072) translate (2.708cm 15.478cm)">
          <draw:image xlink:href="Pictures/100002010000008F00000077CB13A2EAE956E918.png" xlink:type="simple" xlink:show="embed" xlink:actuate="onLoad">
            <text:p/>
          </draw:image>
        </draw:frame>
        <draw:frame draw:style-name="gr7" draw:text-style-name="P9" draw:layer="layout" svg:width="2.674cm" svg:height="1.097cm" draw:transform="skewX (-0.00645771823237902) translate (5.072cm 15.986cm)">
          <draw:image xlink:href="Pictures/1000020100000200000000D246B0CC76E3FA362E.png" xlink:type="simple" xlink:show="embed" xlink:actuate="onLoad">
            <text:p/>
          </draw:image>
        </draw:frame>
        <draw:line draw:style-name="gr8" draw:text-style-name="P4" draw:layer="layout" svg:x1="5.572cm" svg:y1="14.589cm" svg:x2="11.16cm" svg:y2="11.033cm">
          <text:p/>
        </draw:line>
        <draw:line draw:style-name="gr8" draw:text-style-name="P4" draw:layer="layout" svg:x1="13.192cm" svg:y1="11.033cm" svg:x2="10.779cm" svg:y2="14.589cm">
          <text:p/>
        </draw:line>
        <draw:line draw:style-name="gr8" draw:text-style-name="P4" draw:layer="layout" svg:x1="14.843cm" svg:y1="11.033cm" svg:x2="14.843cm" svg:y2="14.589cm">
          <text:p/>
        </draw:line>
        <draw:custom-shape draw:style-name="gr9" draw:text-style-name="P10" draw:layer="layout" svg:width="18.923cm" svg:height="4.953cm" svg:x="1.508cm" svg:y="1.63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349cm" svg:height="1.524cm" svg:x="1.635cm" svg:y="1.762cm">
          <draw:image xlink:href="Pictures/100000000000025800000111FF1C7640AC3B7406.png" xlink:type="simple" xlink:show="embed" xlink:actuate="onLoad">
            <text:p/>
          </draw:image>
        </draw:frame>
        <draw:g>
          <draw:custom-shape draw:style-name="gr11" draw:text-style-name="P6" draw:layer="layout" svg:width="3.428cm" svg:height="2.92cm" svg:x="3.032cm" svg:y="3.032cm">
            <text:p text:style-name="P4"><text:span text:style-name="T3">Algorithm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3.836cm 4.175cm)">
            <draw:image xlink:href="Pictures/100002010000008F00000077CB13A2EAE956E918.png" xlink:type="simple" xlink:show="embed" xlink:actuate="onLoad">
              <text:p/>
            </draw:image>
          </draw:frame>
        </draw:g>
        <draw:g>
          <draw:custom-shape draw:style-name="gr11" draw:text-style-name="P6" draw:layer="layout" svg:width="3.428cm" svg:height="2.92cm" svg:x="7.35cm" svg:y="3.033cm">
            <text:p text:style-name="P4"><text:span text:style-name="T3">Algorithm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8.154cm 4.176cm)">
            <draw:image xlink:href="Pictures/100002010000008F00000077CB13A2EAE956E918.png" xlink:type="simple" xlink:show="embed" xlink:actuate="onLoad">
              <text:p/>
            </draw:image>
          </draw:frame>
        </draw:g>
        <draw:g>
          <draw:custom-shape draw:style-name="gr11" draw:text-style-name="P6" draw:layer="layout" svg:width="3.428cm" svg:height="2.92cm" svg:x="11.669cm" svg:y="3.032cm">
            <text:p text:style-name="P4"><text:span text:style-name="T3">Algorithm 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12.473cm 4.175cm)">
            <draw:image xlink:href="Pictures/100002010000008F00000077CB13A2EAE956E918.png" xlink:type="simple" xlink:show="embed" xlink:actuate="onLoad">
              <text:p/>
            </draw:image>
          </draw:frame>
        </draw:g>
        <draw:custom-shape draw:style-name="gr12" draw:text-style-name="P11" draw:layer="layout" svg:width="6.477cm" svg:height="4.826cm" svg:x="1.508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0" draw:text-style-name="P7" draw:layer="layout" svg:width="2.1cm" svg:height="2.1cm" svg:x="3.569cm" svg:y="8.62cm">
              <draw:image xlink:href="Pictures/1000020100000080000000805684A2B45836FD5B.png" xlink:type="simple" xlink:show="embed" xlink:actuate="onLoad">
                <text:p/>
              </draw:image>
            </draw:frame>
            <draw:frame draw:style-name="gr10" draw:text-style-name="P7" draw:layer="layout" svg:width="1.27cm" svg:height="1.143cm" svg:x="4.272cm" svg:y="9.636cm">
              <draw:image xlink:href="Pictures/100002010000007800000078165AD6A3AAC17644.png" xlink:type="simple" xlink:show="embed" xlink:actuate="onLoad">
                <text:p/>
              </draw:image>
            </draw:frame>
          </draw:g>
          <draw:frame draw:style-name="gr5" draw:text-style-name="P7" draw:layer="layout" svg:width="1.853cm" svg:height="1.537cm" draw:transform="skewX (-0.00593411945678072) translate (1.961cm 7.464cm)">
            <draw:image xlink:href="Pictures/100002010000008F00000077CB13A2EAE956E918.png" xlink:type="simple" xlink:show="embed" xlink:actuate="onLoad">
              <text:p/>
            </draw:image>
          </draw:frame>
          <draw:frame draw:style-name="gr13" draw:text-style-name="P12" draw:layer="layout" svg:width="6.731cm" svg:height="0.889cm" svg:x="1.381cm" svg:y="11.16cm">
            <draw:text-box>
              <text:p text:style-name="P4"><text:span text:style-name="T4">PostgreSQL for Woken</text:span></text:p>
            </draw:text-box>
          </draw:frame>
        </draw:g>
        <draw:g>
          <draw:custom-shape draw:style-name="gr11" draw:text-style-name="P6" draw:layer="layout" svg:width="3.428cm" svg:height="2.92cm" svg:x="15.86cm" svg:y="3.032cm">
            <text:p text:style-name="P4"><text:span text:style-name="T3">Algorithm 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16.664cm 4.175cm)">
            <draw:image xlink:href="Pictures/100002010000008F00000077CB13A2EAE956E918.png" xlink:type="simple" xlink:show="embed" xlink:actuate="onLoad">
              <text:p/>
            </draw:image>
          </draw:frame>
        </draw:g>
        <draw:line draw:style-name="gr8" draw:text-style-name="P4" draw:layer="layout" svg:x1="7.985cm" svg:y1="9.763cm" svg:x2="11.287cm" svg:y2="9.763cm">
          <text:p/>
        </draw:line>
        <draw:line draw:style-name="gr14" draw:text-style-name="P4" draw:layer="layout" svg:x1="5.826cm" svg:y1="5.572cm" svg:x2="11.16cm" svg:y2="8.493cm">
          <text:p/>
        </draw:line>
        <draw:line draw:style-name="gr15" draw:text-style-name="P4" draw:layer="layout" svg:x1="12.049cm" svg:y1="8.366cm" svg:x2="9.509cm" svg:y2="5.953cm">
          <text:p/>
        </draw:line>
        <draw:line draw:style-name="gr16" draw:text-style-name="P7" draw:layer="layout" svg:x1="13.446cm" svg:y1="8.366cm" svg:x2="13.446cm" svg:y2="5.953cm">
          <text:p/>
        </draw:line>
        <draw:line draw:style-name="gr16" draw:text-style-name="P7" draw:layer="layout" svg:x1="16.113cm" svg:y1="8.366cm" svg:x2="17.51cm" svg:y2="5.953cm">
          <text:p/>
        </draw:line>
        <draw:frame draw:style-name="gr17" draw:text-style-name="P13" draw:layer="layout" svg:width="2.242cm" svg:height="0.729cm" svg:x="12.43cm" svg:y="7.002cm">
          <draw:text-box>
            <text:p><text:span text:style-name="T5">Chronos</text:span></text:p>
          </draw:text-box>
        </draw:frame>
        <draw:frame draw:style-name="gr17" draw:text-style-name="P13" draw:layer="layout" svg:width="2.242cm" svg:height="0.729cm" svg:x="10.017cm" svg:y="7.002cm">
          <draw:text-box>
            <text:p><text:span text:style-name="T5">Chronos</text:span></text:p>
          </draw:text-box>
        </draw:frame>
        <draw:frame draw:style-name="gr18" draw:text-style-name="P13" draw:layer="layout" svg:width="2.242cm" svg:height="0.729cm" svg:x="9.001cm" svg:y="7.731cm">
          <draw:text-box>
            <text:p><text:span text:style-name="T5">Chronos</text:span></text:p>
          </draw:text-box>
        </draw:frame>
        <draw:frame draw:style-name="gr17" draw:text-style-name="P13" draw:layer="layout" svg:width="2.242cm" svg:height="0.729cm" svg:x="15.605cm" svg:y="7.002cm">
          <draw:text-box>
            <text:p><text:span text:style-name="T5">Chronos</text:span></text:p>
          </draw:text-box>
        </draw:frame>
        <draw:frame draw:style-name="gr19" draw:text-style-name="P13" draw:layer="layout" svg:width="1.653cm" svg:height="0.729cm" svg:x="8.62cm" svg:y="9.034cm">
          <draw:text-box>
            <text:p><text:span text:style-name="T5">JDBC</text:span></text:p>
          </draw:text-box>
        </draw:frame>
        <draw:frame draw:style-name="gr20" draw:text-style-name="P13" draw:layer="layout" svg:width="1.518cm" svg:height="0.729cm" svg:x="8.118cm" svg:y="12.43cm">
          <draw:text-box>
            <text:p><text:span text:style-name="T5">Akka</text:span></text:p>
          </draw:text-box>
        </draw:frame>
        <draw:frame draw:style-name="gr20" draw:text-style-name="P13" draw:layer="layout" svg:width="1.518cm" svg:height="0.729cm" svg:x="11.928cm" svg:y="12.43cm">
          <draw:text-box>
            <text:p><text:span text:style-name="T5">Akka</text:span></text:p>
          </draw:text-box>
        </draw:frame>
        <draw:frame draw:style-name="gr20" draw:text-style-name="P13" draw:layer="layout" svg:width="1.518cm" svg:height="0.729cm" svg:x="14.849cm" svg:y="12.43cm">
          <draw:text-box>
            <text:p><text:span text:style-name="T5">Akka</text:span></text:p>
          </draw:text-box>
        </draw:frame>
        <draw:custom-shape draw:style-name="gr21" draw:text-style-name="P14" draw:layer="layout" svg:width="19.558cm" svg:height="0.508cm" svg:x="1.032cm" svg:y="1.025cm">
          <text:p text:style-name="P2"><text:span text:style-name="T1">Woken Cluster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2.674cm" svg:height="1.097cm" draw:transform="skewX (-0.00645771823237902) translate (14.081cm 10.063cm)">
          <draw:image xlink:href="Pictures/1000020100000200000000D246B0CC76E3FA362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692cm" fo:page-height="18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09:12:38.058430029</meta:creation-date>
    <dc:date>2017-07-22T14:42:00.848012464</dc:date>
    <meta:editing-duration>PT1H18M18S</meta:editing-duration>
    <meta:editing-cycles>13</meta:editing-cycles>
    <meta:generator>LibreOffice/5.2.7.2$Linux_X86_64 LibreOffice_project/20m0$Build-2</meta:generator>
    <meta:document-statistic meta:object-count="53"/>
  </office:meta>
</office:document-meta>
</file>